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style:style style:name="P1" style:family="paragraph" style:parent-style-name="Standard">
      <style:text-properties fo:color="#ffffff" loext:opacity="100%" style:font-name="Verdana" fo:font-size="16pt" officeooo:rsid="001f949c" officeooo:paragraph-rsid="001f949c" style:font-size-asian="16pt" style:font-size-complex="16pt"/>
    </style:style>
    <style:style style:name="T1" style:family="text">
      <style:text-properties officeooo:rsid="00218c92"/>
    </style:style>
    <style:style style:name="T2" style:family="text">
      <style:text-properties officeooo:rsid="00257b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ne of my passions is motorcycles. Every year I attend the Bike<text:span text:style-name="T2">S</text:span>hed Motoshow at Tobacco Doc<text:span text:style-name="T1">k</text:span>, London. A celebration of custom motorcycles. Originally I attended to view the motorcycles, however, over the years, my passion for motorcycles has combined with my passion for photography, particularly street photography, so my emphasis shifted to taking photographs of the people who attend the event, the bikers. The following set of photographs attempt to give a sense of the atmosphere created by the ev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3:36:42.622469425</meta:creation-date>
    <meta:print-date>2024-12-01T13:59:48.301594666</meta:print-date>
    <meta:printed-by>PDF files</meta:printed-by>
    <dc:date>2024-12-01T17:01:30.310826674</dc:date>
    <meta:editing-duration>PT5M16S</meta:editing-duration>
    <meta:editing-cycles>2</meta:editing-cycles>
    <meta:generator>LibreOffice/24.2.6.2$Linux_X86_64 LibreOffice_project/420$Build-2</meta:generator>
    <meta:document-statistic meta:table-count="0" meta:image-count="0" meta:object-count="0" meta:page-count="1" meta:paragraph-count="1" meta:word-count="80" meta:character-count="506" meta:non-whitespace-character-count="427"/>
  </office:meta>
</office:document-meta>
</file>